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08d" officeooo:paragraph-rsid="0016408d"/>
    </style:style>
    <style:style style:name="P2" style:family="paragraph" style:parent-style-name="Standard">
      <style:text-properties officeooo:rsid="00195655" officeooo:paragraph-rsid="00195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s: Mateus Bernardo 2556618 <text:s text:c="20"/>| <text:s text:c="8"/>Vitor Ribeiro Gomes <text:s/>2556693</text:p>
      <text:p text:style-name="P1"/>
      <text:p text:style-name="P1">Dividimos o trabalho entre nós por meio do valor de pontuação de cada função</text:p>
      <text:p text:style-name="P1"/>
      <text:p text:style-name="P1">Deixando para o Mateus 2 de 5 pontos e uma de 35 pontos e para o Vitor uma de 35 pontos e uma de 15 pontos </text:p>
      <text:p text:style-name="P2">Comparado com o primeiro trabalho, tivemos menos dificuldades no geral na execução desse. </text:p>
      <text:p text:style-name="P2"><text:s/>Sendo que nossas maiores dificuldades foram entender como executar o que era pedido em cada função, como funcionavam as funções de teste e qual o uso de cada entrada dentro das funções. Tais dúvidas foram resolvidas por meio da conjectura e da conversa entre nós, o que ajudou muito. O audacity também foi uma ferramenta útil para a testagem dos resultado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3:21:03.381656249</meta:creation-date>
    <meta:generator>LibreOffice/7.3.7.2$Linux_X86_64 LibreOffice_project/30$Build-2</meta:generator>
    <dc:date>2023-06-07T23:44:09.542877984</dc:date>
    <meta:editing-duration>PT6M55S</meta:editing-duration>
    <meta:editing-cycles>3</meta:editing-cycles>
    <meta:document-statistic meta:table-count="0" meta:image-count="0" meta:object-count="0" meta:page-count="1" meta:paragraph-count="5" meta:word-count="123" meta:character-count="721" meta:non-whitespace-character-count="571"/>
  </office:meta>
</office:document-meta>
</file>